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5DC075F5DFFFC9B68E2.png" manifest:media-type="image/png"/>
  <manifest:file-entry manifest:full-path="Pictures/10000201000005DC000005DC51ED09BCCDF41EF7.png" manifest:media-type="image/png"/>
  <manifest:file-entry manifest:full-path="Pictures/10000201000005DC000005DC1C41A23AC2347555.png" manifest:media-type="image/png"/>
  <manifest:file-entry manifest:full-path="Pictures/10000201000005DC000005DCB7323CF22F51D11B.png" manifest:media-type="image/png"/>
  <manifest:file-entry manifest:full-path="Pictures/10000201000004B000000384D074A611CA7E92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507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 draw:fill-color="#ffffff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275cm" svg:height="4.709cm" svg:x="0.027cm" svg:y="0.091cm">
          <draw:image xlink:href="Pictures/10000201000004B000000384D074A611CA7E92F0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4cm" svg:height="4cm" svg:x="6.325cm" svg:y="0.191cm">
            <draw:image xlink:href="Pictures/10000201000005DC000005DCB7323CF22F51D11B.png" xlink:type="simple" xlink:show="embed" xlink:actuate="onLoad" loext:mime-type="image/png">
              <text:p/>
            </draw:image>
          </draw:frame>
          <draw:frame draw:style-name="gr2" draw:text-style-name="P1" draw:layer="layout" svg:width="3.525cm" svg:height="4cm" svg:x="10cm" svg:y="0.191cm">
            <draw:image xlink:href="Pictures/10000201000005DC000005DC1C41A23AC2347555.png" xlink:type="simple" xlink:show="embed" xlink:actuate="onLoad" loext:mime-type="image/png">
              <text:p/>
            </draw:image>
          </draw:frame>
          <draw:frame draw:style-name="gr2" draw:text-style-name="P1" draw:layer="layout" svg:width="3.525cm" svg:height="4cm" svg:x="13.2cm" svg:y="0.191cm">
            <draw:image xlink:href="Pictures/10000201000005DC000005DC51ED09BCCDF41EF7.png" xlink:type="simple" xlink:show="embed" xlink:actuate="onLoad" loext:mime-type="image/png">
              <text:p/>
            </draw:image>
          </draw:frame>
          <draw:frame draw:style-name="gr2" draw:text-style-name="P1" draw:layer="layout" svg:width="3.525cm" svg:height="4cm" svg:x="16.4cm" svg:y="0.191cm">
            <draw:image xlink:href="Pictures/10000201000005DC000005DC075F5DFFFC9B68E2.png" xlink:type="simple" xlink:show="embed" xlink:actuate="onLoad" loext:mime-type="image/png">
              <text:p/>
            </draw:image>
          </draw:frame>
        </draw:g>
        <draw:frame draw:style-name="gr3" draw:text-style-name="P3" draw:layer="layout" svg:width="1.4cm" svg:height="0.9cm" svg:x="5.6cm" svg:y="0.2cm">
          <draw:text-box>
            <text:p text:style-name="P2"><text:span text:style-name="T1">(b)</text:span></text:p>
          </draw:text-box>
        </draw:frame>
        <draw:frame draw:style-name="gr3" draw:text-style-name="P3" draw:layer="layout" svg:width="1.4cm" svg:height="0.9cm" svg:x="1cm" svg:y="0.2cm">
          <draw:text-box>
            <text:p text:style-name="P2"><text:span text:style-name="T1">(a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6T13:32:46.140531689</meta:creation-date>
    <dc:date>2023-11-27T16:39:51.592920906</dc:date>
    <meta:editing-duration>PT18M26S</meta:editing-duration>
    <meta:editing-cycles>6</meta:editing-cycles>
    <meta:generator>LibreOffice/6.4.7.2$Linux_X86_64 LibreOffice_project/40$Build-2</meta:generator>
    <meta:document-statistic meta:object-count="8"/>
  </office:meta>
</office:document-meta>
</file>